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2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-bottom="0.06pt solid #000000" fo:background-color="#ffffff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3" office:value-type="string" calcext:value-type="string">
            <text:p>Expositor</text:p>
          </table:table-cell>
          <table:table-cell table:style-name="ce11" office:value-type="string" calcext:value-type="string">
            <text:p>Posicao</text:p>
          </table:table-cell>
          <table:table-cell table:style-name="ce13" office:value-type="string" calcext:value-type="string">
            <text:p>Unidade</text:p>
          </table:table-cell>
          <table:table-cell table:style-name="ce13" office:value-type="string" calcext:value-type="string">
            <text:p>Referencia</text:p>
          </table:table-cell>
          <table:table-cell table:style-name="ce11" office:value-type="string" calcext:value-type="string">
            <text:p>Quantidade 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1126129" calcext:value-type="float">
            <text:p>11261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5062640" calcext:value-type="float">
            <text:p>5062640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1127642" calcext:value-type="float">
            <text:p>11276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5062645" calcext:value-type="float">
            <text:p>5062645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1128743" calcext:value-type="float">
            <text:p>11287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5047023" calcext:value-type="float">
            <text:p>5047023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5062642" calcext:value-type="float">
            <text:p>5062642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6062637" calcext:value-type="float">
            <text:p>6062637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1128068" calcext:value-type="float">
            <text:p>11280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5047024" calcext:value-type="float">
            <text:p>5047024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5062641" calcext:value-type="float">
            <text:p>5062641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1103926" calcext:value-type="float">
            <text:p>11039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Metro Quadrado</text:p>
          </table:table-cell>
          <table:table-cell table:style-name="ce15" office:value-type="float" office:value="98000048" calcext:value-type="float">
            <text:p>98000048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82490" calcext:value-type="float">
            <text:p>10824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string" calcext:value-type="string">
            <text:p>F3902E816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15673" calcext:value-type="float">
            <text:p>11156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string" calcext:value-type="string">
            <text:p>F4700E802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78313" calcext:value-type="float">
            <text:p>10783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11385" calcext:value-type="float">
            <text:p>11113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string" calcext:value-type="string">
            <text:p>FOKO1MHO2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03925" calcext:value-type="float">
            <text:p>11039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98000044" calcext:value-type="float">
            <text:p>98000044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68402" calcext:value-type="float">
            <text:p>1068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string" calcext:value-type="string">
            <text:p>FNI05E802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91037" calcext:value-type="float">
            <text:p>10910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98000034" calcext:value-type="float">
            <text:p>98000034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16059" calcext:value-type="float">
            <text:p>11160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13" office:value-type="string" calcext:value-type="string">
            <text:p>Metro Quadrado</text:p>
          </table:table-cell>
          <table:table-cell table:style-name="ce15" office:value-type="float" office:value="62464" calcext:value-type="float">
            <text:p>62464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1116606" calcext:value-type="float">
            <text:p>11166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1110694" calcext:value-type="float">
            <text:p>11106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97518" calcext:value-type="float">
            <text:p>10975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03841" calcext:value-type="float">
            <text:p>11038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96990" calcext:value-type="float">
            <text:p>10969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29549" calcext:value-type="float">
            <text:p>11295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13" office:value-type="string" calcext:value-type="string">
            <text:p>Metro Quadrado</text:p>
          </table:table-cell>
          <table:table-cell table:style-name="ce15" office:value-type="float" office:value="5062637" calcext:value-type="float">
            <text:p>5062637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07948" calcext:value-type="float">
            <text:p>11079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string" calcext:value-type="string">
            <text:p>29856E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float" office:value="1098022" calcext:value-type="float">
            <text:p>10980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5047019" calcext:value-type="float">
            <text:p>5047019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16052" calcext:value-type="float">
            <text:p>11160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5062498" calcext:value-type="float">
            <text:p>5062498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5047018" calcext:value-type="float">
            <text:p>5047018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19931" calcext:value-type="float">
            <text:p>11199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5047028" calcext:value-type="float">
            <text:p>5047028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1116040" calcext:value-type="float">
            <text:p>11160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5062503" calcext:value-type="float">
            <text:p>5062503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95841" calcext:value-type="float">
            <text:p>10958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5047016" calcext:value-type="float">
            <text:p>5047016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21077" calcext:value-type="float">
            <text:p>11210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5047030" calcext:value-type="float">
            <text:p>5047030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28475" calcext:value-type="float">
            <text:p>11284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91817" calcext:value-type="float">
            <text:p>10918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20085" calcext:value-type="float">
            <text:p>11200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96049" calcext:value-type="float">
            <text:p>10960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05901" calcext:value-type="float">
            <text:p>11059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" calcext:value-type="float">
            <text:p>36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99606" calcext:value-type="float">
            <text:p>10996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18470" calcext:value-type="float">
            <text:p>11184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25264" calcext:value-type="float">
            <text:p>11252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" calcext:value-type="float">
            <text:p>39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19664" calcext:value-type="float">
            <text:p>11196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94619" calcext:value-type="float">
            <text:p>10946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" calcext:value-type="float">
            <text:p>41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95336" calcext:value-type="float">
            <text:p>10953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28917" calcext:value-type="float">
            <text:p>11289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" calcext:value-type="float">
            <text:p>43</text:p>
          </table:table-cell>
          <table:table-cell table:style-name="ce13" office:value-type="string" calcext:value-type="string">
            <text:p>Metro Quadrado</text:p>
          </table:table-cell>
          <table:table-cell table:style-name="ce15" office:value-type="string" calcext:value-type="string">
            <text:p>203698F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98708" calcext:value-type="float">
            <text:p>10987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" calcext:value-type="float">
            <text:p>44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09084" calcext:value-type="float">
            <text:p>11090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" calcext:value-type="float">
            <text:p>45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92548" calcext:value-type="float">
            <text:p>10925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" calcext:value-type="float">
            <text:p>46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84007" calcext:value-type="float">
            <text:p>10840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" calcext:value-type="float">
            <text:p>47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13" office:value-type="string" calcext:value-type="string">
            <text:p>Metro Quadrado</text:p>
          </table:table-cell>
          <table:table-cell table:style-name="ce11" office:value-type="float" office:value="6062556" calcext:value-type="float">
            <text:p>6062556</text:p>
          </table:table-cell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090948" calcext:value-type="float">
            <text:p>10909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" calcext:value-type="float">
            <text:p>49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float" office:value="1117929" calcext:value-type="float">
            <text:p>11179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13" office:value-type="string" calcext:value-type="string">
            <text:p>Metro Quadrado</text:p>
          </table:table-cell>
          <table:table-cell table:style-name="ce15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10264" calcext:value-type="float">
            <text:p>11102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" calcext:value-type="float">
            <text:p>51</text:p>
          </table:table-cell>
          <table:table-cell table:style-name="ce13" office:value-type="string" calcext:value-type="string">
            <text:p>Metro Quadrado</text:p>
          </table:table-cell>
          <table:table-cell table:style-name="ce15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10265" calcext:value-type="float">
            <text:p>11102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" calcext:value-type="float">
            <text:p>52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09789" calcext:value-type="float">
            <text:p>11097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" calcext:value-type="float">
            <text:p>53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30010" calcext:value-type="float">
            <text:p>11300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" calcext:value-type="float">
            <text:p>54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1109806" calcext:value-type="float">
            <text:p>11098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" calcext:value-type="float">
            <text:p>55</text:p>
          </table:table-cell>
          <table:table-cell table:style-name="ce13" office:value-type="string" calcext:value-type="string">
            <text:p>Metro Quadrado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5"/>
          <table:table-cell table:style-name="ce5" table:number-columns-repeated="2"/>
          <table:table-cell table:number-columns-repeated="1017"/>
        </table:table-row>
        <table:table-row table:style-name="ro2">
          <table:table-cell table:number-columns-repeated="5"/>
          <table:table-cell table:style-name="ce5"/>
          <table:table-cell table:number-columns-repeated="1018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6:49:26.5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3-10-05T16:54:04.921000000</dc:date>
    <meta:editing-duration>PT12M23S</meta:editing-duration>
    <meta:editing-cycles>5</meta:editing-cycles>
    <meta:document-statistic meta:table-count="1" meta:cell-count="308" meta:object-count="0"/>
  </office:meta>
</office:document-meta>
</file>